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3.196cm"/>
    </style:style>
    <style:style style:name="co7" style:family="table-column">
      <style:table-column-properties fo:break-before="auto" style:column-width="1.66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time</text:p>
          </table:table-cell>
          <table:table-cell office:value-type="string">
            <text:p>winner</text:p>
          </table:table-cell>
          <table:table-cell office:value-type="string">
            <text:p>iso</text:p>
          </table:table-cell>
          <table:table-cell office:value-type="string">
            <text:p>flag</text:p>
          </table:table-cell>
          <table:table-cell office:value-type="string">
            <text:p>country</text:p>
          </table:table-cell>
          <table:table-cell office:value-type="string">
            <text:p>color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12">
            <text:p>12</text:p>
          </table:table-cell>
          <table:table-cell office:value-type="string">
            <text:p>Thomas Burke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1">
            <text:p>11</text:p>
          </table:table-cell>
          <table:table-cell office:value-type="string">
            <text:p>Frank Jarvis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11">
            <text:p>11</text:p>
          </table:table-cell>
          <table:table-cell office:value-type="string">
            <text:p>Archie Hahn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10.8">
            <text:p>10.8</text:p>
          </table:table-cell>
          <table:table-cell office:value-type="string">
            <text:p>Reggie Walker</text:p>
          </table:table-cell>
          <table:table-cell office:value-type="string">
            <text:p>za</text:p>
          </table:table-cell>
          <table:table-cell office:value-type="string">
            <text:p>za</text:p>
          </table:table-cell>
          <table:table-cell office:value-type="string">
            <text:p>Südafrika</text:p>
          </table:table-cell>
          <table:table-cell office:value-type="string">
            <text:p>#21c921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10.8">
            <text:p>10.8</text:p>
          </table:table-cell>
          <table:table-cell office:value-type="string">
            <text:p>Ralph Craig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table:number-columns-repeated="6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0.6">
            <text:p>10.6</text:p>
          </table:table-cell>
          <table:table-cell office:value-type="string">
            <text:p>Charley Paddock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0.6">
            <text:p>10.6</text:p>
          </table:table-cell>
          <table:table-cell office:value-type="string">
            <text:p>Harold Abrahams</text:p>
          </table:table-cell>
          <table:table-cell table:number-columns-repeated="2" office:value-type="string">
            <text:p>gb</text:p>
          </table:table-cell>
          <table:table-cell office:value-type="string">
            <text:p>Grossbritannien</text:p>
          </table:table-cell>
          <table:table-cell office:value-type="string">
            <text:p>#1b57a9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0.8">
            <text:p>10.8</text:p>
          </table:table-cell>
          <table:table-cell office:value-type="string">
            <text:p>Percy Williams</text:p>
          </table:table-cell>
          <table:table-cell office:value-type="string">
            <text:p>ca</text:p>
          </table:table-cell>
          <table:table-cell office:value-type="string">
            <text:p>ca</text:p>
          </table:table-cell>
          <table:table-cell office:value-type="string">
            <text:p>Kanada</text:p>
          </table:table-cell>
          <table:table-cell office:value-type="string">
            <text:p>#ffffff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10.38">
            <text:p>10.38</text:p>
          </table:table-cell>
          <table:table-cell office:value-type="string">
            <text:p>Eddie Tolan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10.3">
            <text:p>10.3</text:p>
          </table:table-cell>
          <table:table-cell office:value-type="string">
            <text:p>Jesse Owens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table:number-columns-repeated="6"/>
        </table:table-row>
        <table:table-row table:style-name="ro1">
          <table:table-cell office:value-type="float" office:value="1944">
            <text:p>1944</text:p>
          </table:table-cell>
          <table:table-cell table:number-columns-repeated="6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0.3">
            <text:p>10.3</text:p>
          </table:table-cell>
          <table:table-cell office:value-type="string">
            <text:p>Harrison Dillard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0.79">
            <text:p>10.79</text:p>
          </table:table-cell>
          <table:table-cell office:value-type="string">
            <text:p>Lindy Remigino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0.62">
            <text:p>10.62</text:p>
          </table:table-cell>
          <table:table-cell office:value-type="string">
            <text:p>Bobby Morrow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0.2">
            <text:p>10.2</text:p>
          </table:table-cell>
          <table:table-cell office:value-type="string">
            <text:p>Armin Hary</text:p>
          </table:table-cell>
          <table:table-cell table:number-columns-repeated="2" office:value-type="string">
            <text:p>de</text:p>
          </table:table-cell>
          <table:table-cell office:value-type="string">
            <text:p>Deutschland</text:p>
          </table:table-cell>
          <table:table-cell office:value-type="string">
            <text:p>#00000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0">
            <text:p>10</text:p>
          </table:table-cell>
          <table:table-cell office:value-type="string">
            <text:p>Bob Hayes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9.95">
            <text:p>9.95</text:p>
          </table:table-cell>
          <table:table-cell office:value-type="string">
            <text:p>Jim Hines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0.14">
            <text:p>10.14</text:p>
          </table:table-cell>
          <table:table-cell office:value-type="string">
            <text:p>Valeriy Borzov</text:p>
          </table:table-cell>
          <table:table-cell/>
          <table:table-cell office:value-type="string">
            <text:p>udssr</text:p>
          </table:table-cell>
          <table:table-cell office:value-type="string">
            <text:p>Sowjetunion</text:p>
          </table:table-cell>
          <table:table-cell office:value-type="string">
            <text:p>#9f9f9f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0.06">
            <text:p>10.06</text:p>
          </table:table-cell>
          <table:table-cell office:value-type="string">
            <text:p>Hasely Crawford</text:p>
          </table:table-cell>
          <table:table-cell office:value-type="string">
            <text:p>tt</text:p>
          </table:table-cell>
          <table:table-cell office:value-type="string">
            <text:p>tt</text:p>
          </table:table-cell>
          <table:table-cell office:value-type="string">
            <text:p>Trinidad</text:p>
          </table:table-cell>
          <table:table-cell office:value-type="string">
            <text:p>#4dd5aa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.25">
            <text:p>10.25</text:p>
          </table:table-cell>
          <table:table-cell office:value-type="string">
            <text:p>Allan Wells</text:p>
          </table:table-cell>
          <table:table-cell table:number-columns-repeated="2" office:value-type="string">
            <text:p>gb</text:p>
          </table:table-cell>
          <table:table-cell office:value-type="string">
            <text:p>Grossbritannien</text:p>
          </table:table-cell>
          <table:table-cell office:value-type="string">
            <text:p>#1b57a9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.99">
            <text:p>9.99</text:p>
          </table:table-cell>
          <table:table-cell office:value-type="string">
            <text:p>Carl Lewis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.92">
            <text:p>9.92</text:p>
          </table:table-cell>
          <table:table-cell office:value-type="string">
            <text:p>Carl Lewis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.96">
            <text:p>9.96</text:p>
          </table:table-cell>
          <table:table-cell office:value-type="string">
            <text:p>Linford Christie</text:p>
          </table:table-cell>
          <table:table-cell table:number-columns-repeated="2" office:value-type="string">
            <text:p>gb</text:p>
          </table:table-cell>
          <table:table-cell office:value-type="string">
            <text:p>Grossbritannien</text:p>
          </table:table-cell>
          <table:table-cell office:value-type="string">
            <text:p>#1b57a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9.84">
            <text:p>9.84</text:p>
          </table:table-cell>
          <table:table-cell office:value-type="string">
            <text:p>Donovan Bailey</text:p>
          </table:table-cell>
          <table:table-cell office:value-type="string">
            <text:p>ca</text:p>
          </table:table-cell>
          <table:table-cell office:value-type="string">
            <text:p>ca</text:p>
          </table:table-cell>
          <table:table-cell office:value-type="string">
            <text:p>Kanada</text:p>
          </table:table-cell>
          <table:table-cell office:value-type="string">
            <text:p>#ffffff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.87">
            <text:p>9.87</text:p>
          </table:table-cell>
          <table:table-cell office:value-type="string">
            <text:p>Maurice Greene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.85">
            <text:p>9.85</text:p>
          </table:table-cell>
          <table:table-cell office:value-type="string">
            <text:p>Justin Gatlin</text:p>
          </table:table-cell>
          <table:table-cell table:number-columns-repeated="2" office:value-type="string">
            <text:p>us</text:p>
          </table:table-cell>
          <table:table-cell office:value-type="string">
            <text:p>Vereinigte Staaten</text:p>
          </table:table-cell>
          <table:table-cell office:value-type="string">
            <text:p>#d3000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9.69">
            <text:p>9.69</text:p>
          </table:table-cell>
          <table:table-cell office:value-type="string">
            <text:p>Usain Bolt</text:p>
          </table:table-cell>
          <table:table-cell office:value-type="string">
            <text:p>jm</text:p>
          </table:table-cell>
          <table:table-cell office:value-type="string">
            <text:p>jm</text:p>
          </table:table-cell>
          <table:table-cell office:value-type="string">
            <text:p>Jamaika</text:p>
          </table:table-cell>
          <table:table-cell office:value-type="string">
            <text:p>#e3e53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9.63">
            <text:p>9.63</text:p>
          </table:table-cell>
          <table:table-cell office:value-type="string">
            <text:p>Usain Bolt</text:p>
          </table:table-cell>
          <table:table-cell office:value-type="string">
            <text:p>jm</text:p>
          </table:table-cell>
          <table:table-cell office:value-type="string">
            <text:p>jm</text:p>
          </table:table-cell>
          <table:table-cell office:value-type="string">
            <text:p>Jamaika</text:p>
          </table:table-cell>
          <table:table-cell office:value-type="string">
            <text:p>#e3e53a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9.58">
            <text:p>9.58</text:p>
          </table:table-cell>
          <table:table-cell office:value-type="string">
            <text:p>Usain Bolt</text:p>
          </table:table-cell>
          <table:table-cell office:value-type="string">
            <text:p>jm</text:p>
          </table:table-cell>
          <table:table-cell office:value-type="string">
            <text:p>jm</text:p>
          </table:table-cell>
          <table:table-cell office:value-type="string">
            <text:p>Jamaika</text:p>
          </table:table-cell>
          <table:table-cell office:value-type="string">
            <text:p>#e3e53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15.08.2016</text:date>, <text:time>06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5T06:20:01</dc:date>
    <dc:creator>Marc Fehr</dc:creator>
    <meta:document-statistic meta:table-count="1" meta:cell-count="205" meta:object-count="0"/>
    <meta:generator>OpenOffice/4.1.2$Unix OpenOffice.org_project/412m3$Build-9782</meta:generator>
  </office:meta>
</office:document-meta>
</file>